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9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bottom" draw:auto-grow-height="false" fo:min-height="7.05cm" fo:min-width="6.4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bottom" draw:auto-grow-height="false" fo:min-height="7.05cm" fo:min-width="6.3cm"/>
      <style:paragraph-properties style:writing-mode="lr-tb"/>
    </style:style>
    <style:style style:name="gr4" style:family="graphic" style:parent-style-name="standard">
      <style:graphic-properties draw:fill-color="#fff5ce" draw:textarea-horizontal-align="justify" draw:textarea-vertical-align="bottom" draw:auto-grow-height="false" fo:min-height="6.95cm" fo:min-width="15.6cm"/>
      <style:paragraph-properties style:writing-mode="lr-tb"/>
    </style:style>
    <style:style style:name="gr5" style:family="graphic" style:parent-style-name="standard">
      <style:graphic-properties draw:fill-color="#fff5ce" draw:textarea-horizontal-align="justify" draw:textarea-vertical-align="bottom" draw:auto-grow-height="false" fo:min-height="6.85cm" fo:min-width="15.6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5.25cm" fo:min-width="5.2cm"/>
      <style:paragraph-properties style:writing-mode="lr-tb"/>
    </style:style>
    <style:style style:name="gr7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57cm" fo:min-width="1.1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45cm" fo:min-width="0.79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5cm" fo:min-width="2.49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443cm" fo:min-width="1.8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45cm" fo:min-width="3.69cm"/>
      <style:paragraph-properties style:writing-mode="lr-tb"/>
    </style:style>
    <style:style style:name="gr14" style:family="graphic" style:parent-style-name="standard">
      <style:graphic-properties svg:stroke-color="#224b12" draw:fill-color="#ffffff" draw:textarea-horizontal-align="justify" draw:textarea-vertical-align="middle" draw:auto-grow-height="false" fo:min-height="0.443cm" fo:min-width="3.51cm"/>
      <style:paragraph-properties style:writing-mode="lr-tb"/>
    </style:style>
    <style:style style:name="gr15" style:family="graphic" style:parent-style-name="standard">
      <style:graphic-properties svg:stroke-color="#813709" draw:fill-color="#ffffff" draw:textarea-horizontal-align="justify" draw:textarea-vertical-align="middle" draw:auto-grow-height="false" fo:min-height="0.443cm" fo:min-width="5cm"/>
      <style:paragraph-properties style:writing-mode="lr-tb"/>
    </style:style>
    <style:style style:name="gr16" style:family="graphic" style:parent-style-name="standard">
      <style:graphic-properties svg:stroke-color="#813709" draw:fill-color="#ffffff" draw:textarea-horizontal-align="justify" draw:textarea-vertical-align="middle" draw:auto-grow-height="false" fo:min-height="0.646cm" fo:min-width="3.7cm"/>
      <style:paragraph-properties style:writing-mode="lr-tb"/>
    </style:style>
    <style:style style:name="gr17" style:family="graphic" style:parent-style-name="standard">
      <style:graphic-properties svg:stroke-color="#813709" draw:fill-color="#ffffff" draw:textarea-horizontal-align="justify" draw:textarea-vertical-align="middle" draw:auto-grow-height="false" fo:min-height="1.146cm" fo:min-width="3.7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1.55cm" fo:min-width="2.4cm"/>
      <style:paragraph-properties style:writing-mode="lr-tb"/>
    </style:style>
    <style:style style:name="gr19" style:family="graphic" style:parent-style-name="objectwithoutfill">
      <style:graphic-properties svg:stroke-color="#8d281e" draw:marker-end="Arrow" draw:marker-end-width="0.3cm" draw:fill="solid" draw:textarea-vertical-align="middle"/>
    </style:style>
    <style:style style:name="gr20" style:family="graphic" style:parent-style-name="standard">
      <style:graphic-properties svg:stroke-color="#813709" draw:fill-color="#ffffff" draw:textarea-horizontal-align="justify" draw:textarea-vertical-align="middle" draw:auto-grow-height="false" fo:min-height="1.25cm" fo:min-width="2.8cm"/>
      <style:paragraph-properties style:writing-mode="lr-tb"/>
    </style:style>
    <style:style style:name="P1" style:family="paragraph">
      <style:paragraph-properties fo:margin-top="0.4cm" fo:margin-bottom="0cm"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margin-top="0.4cm" fo:margin-bottom="0cm"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-color="#fff5c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ee6ef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color="#224b12"/>
    </style:style>
    <style:style style:name="P11" style:family="paragraph">
      <loext:graphic-properties draw:fill-color="#ffffff"/>
      <style:paragraph-properties fo:text-align="center" style:writing-mode="lr-tb"/>
      <style:text-properties fo:color="#224b12"/>
    </style:style>
    <style:style style:name="P12" style:family="paragraph">
      <style:paragraph-properties fo:text-align="center" style:writing-mode="lr-tb"/>
      <style:text-properties fo:color="#8d281e"/>
    </style:style>
    <style:style style:name="P13" style:family="paragraph">
      <loext:graphic-properties draw:fill-color="#ffffff"/>
      <style:paragraph-properties fo:text-align="center" style:writing-mode="lr-tb"/>
      <style:text-properties fo:color="#8d281e"/>
    </style:style>
    <style:style style:name="P14" style:family="paragraph">
      <style:paragraph-properties fo:text-align="center" style:writing-mode="lr-tb"/>
      <style:text-properties fo:color="#8d281e" fo:font-size="14pt" style:font-size-asian="14pt" style:font-size-complex="14pt"/>
    </style:style>
    <style:style style:name="P15" style:family="paragraph">
      <loext:graphic-properties draw:fill-color="#dee6ef"/>
      <style:paragraph-properties fo:text-align="center" style:writing-mode="lr-tb"/>
      <style:text-properties fo:color="#8d281e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24b12"/>
    </style:style>
    <style:style style:name="T4" style:family="text">
      <style:text-properties fo:color="#8d281e"/>
    </style:style>
    <style:style style:name="T5" style:family="text">
      <style:text-properties fo:color="#8d28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cm" svg:height="27.7cm" svg:x="1cm" svg:y="1cm">
          <text:p text:style-name="P1"><text:span text:style-name="T1">Hpapi pattern: response payload to a client 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cm" svg:height="7.3cm" svg:x="11.7cm" svg:y="20.6cm">
          <text:p text:style-name="P3">Utility devi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cm" svg:height="7.3cm" svg:x="2.5cm" svg:y="20.6cm">
          <text:p text:style-name="P3">Personal devic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1cm" svg:height="7.2cm" svg:x="2.5cm" svg:y="11.2cm">
          <text:p text:style-name="P3">Application web server(s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1cm" svg:height="7.1cm" svg:x="2.5cm" svg:y="2.4cm">
          <text:p text:style-name="P3">Database server(s)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cm" svg:height="5.5cm" svg:x="3.1cm" svg:y="3cm">
          <text:p text:style-name="P3">Database -</text:p>
          <text:p text:style-name="P6">access control</text:p>
          <text:p text:style-name="P6">data validati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cm" svg:height="5.5cm" svg:x="12.3cm" svg:y="11.8cm">
          <text:p text:style-name="P3">API server</text:p>
          <text:p text:style-name="P3">Hpapi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cm" svg:height="5.5cm" svg:x="3cm" svg:y="21.3cm">
          <text:p text:style-name="P3">HCI clien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cm" svg:height="5.5cm" svg:x="12.3cm" svg:y="21.3cm">
          <text:p text:style-name="P3">Non-HCI clien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cm" svg:height="5.5cm" svg:x="3.1cm" svg:y="11.8cm">
          <text:p text:style-name="P3">Web media server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8cm" svg:y1="17.4cm" svg:x2="5.8cm" svg:y2="21.4cm">
          <text:p/>
        </draw:line>
        <draw:line draw:style-name="gr8" draw:text-style-name="P8" draw:layer="layout" svg:x1="15.1cm" svg:y1="17.4cm" svg:x2="15.1cm" svg:y2="21.3cm">
          <text:p/>
        </draw:line>
        <draw:line draw:style-name="gr8" draw:text-style-name="P8" draw:layer="layout" svg:x1="12.3cm" svg:y1="17.3cm" svg:x2="8.7cm" svg:y2="21.4cm">
          <text:p/>
        </draw:line>
        <draw:custom-shape draw:style-name="gr6" draw:text-style-name="P7" draw:layer="layout" svg:width="5.7cm" svg:height="5.5cm" svg:x="12.3cm" svg:y="3cm">
          <text:p text:style-name="P3">Database -</text:p>
          <text:p text:style-name="P6"><text:span text:style-name="T2">business model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5.1cm" svg:y1="8.5cm" svg:x2="15.1cm" svg:y2="11.9cm">
          <text:p/>
        </draw:line>
        <draw:custom-shape draw:style-name="gr9" draw:text-style-name="P9" draw:layer="layout" svg:width="1.6cm" svg:height="2.007cm" svg:x="6.9cm" svg:y="21.493cm">
          <text:p text:style-name="P3">JS</text:p>
          <text:p text:style-name="P3">ES6</text:p>
          <text:p text:style-name="P3">class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9cm" svg:height="0.7cm" svg:x="14.41cm" svg:y="21.493cm">
          <text:p text:style-name="P3">CLI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99cm" svg:height="0.7cm" svg:x="13.51cm" svg:y="11.993cm">
          <text:p text:style-name="P3">PHP PDO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3cm" svg:height="0.693cm" svg:x="4.61cm" svg:y="16.4cm">
          <text:p text:style-name="P3">HTML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19cm" svg:height="0.7cm" svg:x="13.01cm" svg:y="16.393cm">
          <text:p text:style-name="P3">JSON/HTTPS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8.8cm" svg:y1="8.5cm" svg:x2="12.3cm" svg:y2="11.9cm">
          <text:p/>
        </draw:line>
        <draw:custom-shape draw:style-name="gr14" draw:text-style-name="P11" draw:layer="layout" svg:width="4.01cm" svg:height="0.693cm" svg:x="2cm" svg:y="19.2cm">
          <text:p text:style-name="P10"><text:span text:style-name="T3">Code pay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5.5cm" svg:height="0.693cm" svg:x="10.1cm" svg:y="19.202cm">
          <text:p text:style-name="P12"><text:span text:style-name="T4">Data pay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4.2cm" svg:height="0.896cm" svg:x="3.3cm" svg:y="3.204cm">
          <text:p text:style-name="P12"><text:span text:style-name="T4">GDPR &amp; au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4.2cm" svg:height="1.396cm" svg:x="13.6cm" svg:y="3.209cm">
          <text:p text:style-name="P12"><text:span text:style-name="T4">SQL native</text:span></text:p>
          <text:p text:style-name="P12"><text:span text:style-name="T4">access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2.9cm" svg:height="1.8cm" svg:x="9.1cm" svg:y="13.6cm">
          <text:p text:style-name="P14"><text:span text:style-name="T5">adminer.php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6.5cm" svg:y1="8.5cm" svg:x2="11.7cm" svg:y2="13.6cm">
          <text:p/>
        </draw:line>
        <draw:line draw:style-name="gr19" draw:text-style-name="P8" draw:layer="layout" svg:x1="14.4cm" svg:y1="8.5cm" svg:x2="9.5cm" svg:y2="13.6cm">
          <text:p/>
        </draw:line>
        <draw:line draw:style-name="gr19" draw:text-style-name="P8" draw:layer="layout" svg:x1="11.4cm" svg:y1="15.4cm" svg:x2="6.2cm" svg:y2="21.3cm">
          <text:p/>
        </draw:line>
        <draw:custom-shape draw:style-name="gr20" draw:text-style-name="P13" draw:layer="layout" svg:width="3.3cm" svg:height="1.5cm" svg:x="6.2cm" svg:y="18.7cm">
          <text:p text:style-name="P12"><text:span text:style-name="T4">Mixed, SQL</text:span></text:p>
          <text:p text:style-name="P12"><text:span text:style-name="T4">access ctr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0:41:25.780350307</meta:creation-date>
    <dc:date>2022-02-01T12:30:06.959646055</dc:date>
    <meta:editing-duration>PT22M6S</meta:editing-duration>
    <meta:editing-cycles>2</meta:editing-cycles>
    <meta:generator>LibreOffice/6.4.7.2$Linux_X86_64 LibreOffice_project/40$Build-2</meta:generator>
    <meta:document-statistic meta:object-count="30"/>
  </office:meta>
</office:document-meta>
</file>